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3.618cm"/>
    </style:style>
    <style:style style:name="co3" style:family="table-column">
      <style:table-column-properties fo:break-before="auto" style:column-width="2.009cm"/>
    </style:style>
    <style:style style:name="co4" style:family="table-column">
      <style:table-column-properties fo:break-before="auto" style:column-width="4.815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rate0.05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2" table:default-cell-style-name="ce12"/>
        <table:table-column table:style-name="co3" table:default-cell-style-name="ce14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PSO(500,0.05,si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Gen(500,0.05,si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bfgs,kmeans)</text:p>
          </table:table-cell>
          <table:table-cell office:value-type="string" calcext:value-type="string">
            <text:p>RATE 1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10466" calcext:value-type="float">
            <text:p>1046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912" calcext:value-type="float">
            <text:p>991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37" calcext:value-type="float">
            <text:p>26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59" calcext:value-type="float">
            <text:p>100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364" calcext:value-type="float">
            <text:p>93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70" calcext:value-type="float">
            <text:p>247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BRANIN </text:p>
          </table:table-cell>
          <table:table-cell office:value-type="float" office:value="10032" calcext:value-type="float">
            <text:p>1003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940" calcext:value-type="float">
            <text:p>59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3" calcext:value-type="float">
            <text:p>202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11069" calcext:value-type="float">
            <text:p>1106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132" calcext:value-type="float">
            <text:p>713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74" calcext:value-type="float">
            <text:p>217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0587" calcext:value-type="float">
            <text:p>1058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922" calcext:value-type="float">
            <text:p>492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55" calcext:value-type="float">
            <text:p>175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10231" calcext:value-type="float">
            <text:p>1023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382" calcext:value-type="float">
            <text:p>73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28" calcext:value-type="float">
            <text:p>24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10622" calcext:value-type="float">
            <text:p>1062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644" calcext:value-type="float">
            <text:p>764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00" calcext:value-type="float">
            <text:p>25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10458" calcext:value-type="float">
            <text:p>1045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050" calcext:value-type="float">
            <text:p>80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68" calcext:value-type="float">
            <text:p>256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10202" calcext:value-type="float">
            <text:p>102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800" calcext:value-type="float">
            <text:p>88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34" calcext:value-type="float">
            <text:p>25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0198" calcext:value-type="float">
            <text:p>1019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488" calcext:value-type="float">
            <text:p>54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95" calcext:value-type="float">
            <text:p>189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9861" calcext:value-type="float">
            <text:p>986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029" calcext:value-type="float">
            <text:p>60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89" calcext:value-type="float">
            <text:p>178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11901" calcext:value-type="float">
            <text:p>1190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244" calcext:value-type="float">
            <text:p>924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16" calcext:value-type="float">
            <text:p>251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3612" calcext:value-type="float">
            <text:p>1361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0315" calcext:value-type="float">
            <text:p>1031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42" calcext:value-type="float">
            <text:p>22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14750" calcext:value-type="float">
            <text:p>147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721" calcext:value-type="float">
            <text:p>1572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76" calcext:value-type="float">
            <text:p>37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13053" calcext:value-type="float">
            <text:p>1305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636" calcext:value-type="float">
            <text:p>763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63" calcext:value-type="float">
            <text:p>216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10066" calcext:value-type="float">
            <text:p>1006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6897" calcext:value-type="float">
            <text:p>68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89" calcext:value-type="float">
            <text:p>228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11119" calcext:value-type="float">
            <text:p>111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061" calcext:value-type="float">
            <text:p>806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41" calcext:value-type="float">
            <text:p>254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16325" calcext:value-type="float">
            <text:p>1632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0728" calcext:value-type="float">
            <text:p>107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41" calcext:value-type="float">
            <text:p>284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34284" calcext:value-type="float">
            <text:p>3428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307" calcext:value-type="float">
            <text:p>1930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29" calcext:value-type="float">
            <text:p>40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13354" calcext:value-type="float">
            <text:p>1335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783" calcext:value-type="float">
            <text:p>97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12618" calcext:value-type="float">
            <text:p>1261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266" calcext:value-type="float">
            <text:p>926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55" calcext:value-type="float">
            <text:p>325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15019" calcext:value-type="float">
            <text:p>1501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2854" calcext:value-type="float">
            <text:p>1285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59" calcext:value-type="float">
            <text:p>40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17150" calcext:value-type="float">
            <text:p>171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074" calcext:value-type="float">
            <text:p>2107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963" calcext:value-type="float">
            <text:p>496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13927" calcext:value-type="float">
            <text:p>1392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383" calcext:value-type="float">
            <text:p>83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45" calcext:value-type="float">
            <text:p>294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13688" calcext:value-type="float">
            <text:p>136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491" calcext:value-type="float">
            <text:p>84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08" calcext:value-type="float">
            <text:p>300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13722" calcext:value-type="float">
            <text:p>1372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746" calcext:value-type="float">
            <text:p>874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60" calcext:value-type="float">
            <text:p>316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10522" calcext:value-type="float">
            <text:p>1052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815" calcext:value-type="float">
            <text:p>781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39" calcext:value-type="float">
            <text:p>233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10847" calcext:value-type="float">
            <text:p>1084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393" calcext:value-type="float">
            <text:p>839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88" calcext:value-type="float">
            <text:p>2388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1658" calcext:value-type="float">
            <text:p>1658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11180" calcext:value-type="float">
            <text:p>1118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9385" calcext:value-type="float">
            <text:p>938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78" calcext:value-type="float">
            <text:p>2478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1782" calcext:value-type="float">
            <text:p>178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1485" calcext:value-type="float">
            <text:p>1148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0561" calcext:value-type="float">
            <text:p>1056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52" calcext:value-type="float">
            <text:p>25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76" calcext:value-type="float">
            <text:p>1876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12920" calcext:value-type="float">
            <text:p>129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250" calcext:value-type="float">
            <text:p>72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44" calcext:value-type="float">
            <text:p>244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2703" calcext:value-type="float">
            <text:p>1270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8202" calcext:value-type="float">
            <text:p>82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81" calcext:value-type="float">
            <text:p>288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2404" calcext:value-type="float">
            <text:p>124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0640" calcext:value-type="float">
            <text:p>106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94" calcext:value-type="float">
            <text:p>369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88" calcext:value-type="float">
            <text:p>218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16692" calcext:value-type="float">
            <text:p>1669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7750" calcext:value-type="float">
            <text:p>775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89" calcext:value-type="float">
            <text:p>218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19159" calcext:value-type="float">
            <text:p>191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0036" calcext:value-type="float">
            <text:p>1003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82" calcext:value-type="float">
            <text:p>22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table:style-name="ce13"/>
          <table:table-cell table:style-name="ce13" table:formula="of:=SUM([.B3:.B37])" office:value-type="float" office:value="456285" calcext:value-type="float">
            <text:p>456285</text:p>
          </table:table-cell>
          <table:table-cell table:style-name="ce16" table:formula="of:=AVERAGE([.C3:.C37])" office:value-type="percentage" office:value="1" calcext:value-type="percentage">
            <text:p>100%</text:p>
          </table:table-cell>
          <table:table-cell table:style-name="ce13" table:formula="of:=SUM([.D3:.D37])" office:value-type="float" office:value="327201" calcext:value-type="float">
            <text:p>327201</text:p>
          </table:table-cell>
          <table:table-cell table:style-name="ce16" table:formula="of:=AVERAGE([.E3:.E37])" office:value-type="percentage" office:value="1" calcext:value-type="percentage">
            <text:p>100%</text:p>
          </table:table-cell>
          <table:table-cell table:style-name="ce13" table:formula="of:=SUM([.F3:.F37])" office:value-type="float" office:value="93912" calcext:value-type="float">
            <text:p>93912</text:p>
          </table:table-cell>
          <table:table-cell table:style-name="ce16" table:formula="of:=AVERAGE([.G3:.G37])" office:value-type="percentage" office:value="0.998097142857143" calcext:value-type="percentage">
            <text:p>100%</text:p>
          </table:table-cell>
          <table:table-cell table:style-name="ce13" table:formula="of:=SUM([.H3:.H37])" office:value-type="float" office:value="69243" calcext:value-type="float">
            <text:p>69243</text:p>
          </table:table-cell>
          <table:table-cell table:style-name="ce16" table:formula="of:=AVERAGE([.I3:.I37])" office:value-type="percentage" office:value="0.998097142857143" calcext:value-type="percentage">
            <text:p>100%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ampling" table:style-name="ta1">
        <table:table-column table:style-name="co1" table:default-cell-style-name="ce12"/>
        <table:table-column table:style-name="co4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column table:style-name="co6" table:default-cell-style-name="ce12"/>
        <table:table-column table:style-name="co3" table:default-cell-style-name="ce14"/>
        <table:table-column table:style-name="co2" table:default-cell-style-name="ce12"/>
        <table:table-column table:style-name="co3" table:default-cell-style-name="ce14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Ofa(500,0.05,trian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kmean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uniform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5,maxwell)</text:p>
          </table:table-cell>
          <table:table-cell office:value-type="string" calcext:value-type="string">
            <text:p>RATE 100%</text:p>
          </table:table-cell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2146" calcext:value-type="float">
            <text:p>214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37" calcext:value-type="float">
            <text:p>26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54" calcext:value-type="float">
            <text:p>215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1" calcext:value-type="float">
            <text:p>201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70" calcext:value-type="float">
            <text:p>247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28" calcext:value-type="float">
            <text:p>192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1518" calcext:value-type="float">
            <text:p>151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3" calcext:value-type="float">
            <text:p>202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32" calcext:value-type="float">
            <text:p>153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1671" calcext:value-type="float">
            <text:p>167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74" calcext:value-type="float">
            <text:p>217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99" calcext:value-type="float">
            <text:p>169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264" calcext:value-type="float">
            <text:p>12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55" calcext:value-type="float">
            <text:p>175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256" calcext:value-type="float">
            <text:p>125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1844" calcext:value-type="float">
            <text:p>184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28" calcext:value-type="float">
            <text:p>24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71" calcext:value-type="float">
            <text:p>197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1939" calcext:value-type="float">
            <text:p>193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00" calcext:value-type="float">
            <text:p>25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78" calcext:value-type="float">
            <text:p>197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2026" calcext:value-type="float">
            <text:p>202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68" calcext:value-type="float">
            <text:p>256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47" calcext:value-type="float">
            <text:p>204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1976" calcext:value-type="float">
            <text:p>19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34" calcext:value-type="float">
            <text:p>25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17" calcext:value-type="float">
            <text:p>201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403" calcext:value-type="float">
            <text:p>140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95" calcext:value-type="float">
            <text:p>189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69" calcext:value-type="float">
            <text:p>136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1249" calcext:value-type="float">
            <text:p>124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89" calcext:value-type="float">
            <text:p>178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28" calcext:value-type="float">
            <text:p>132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2013" calcext:value-type="float">
            <text:p>201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16" calcext:value-type="float">
            <text:p>251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00" calcext:value-type="float">
            <text:p>200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711" calcext:value-type="float">
            <text:p>171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42" calcext:value-type="float">
            <text:p>22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50" calcext:value-type="float">
            <text:p>175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3416" calcext:value-type="float">
            <text:p>341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76" calcext:value-type="float">
            <text:p>37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499" calcext:value-type="float">
            <text:p>349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1678" calcext:value-type="float">
            <text:p>167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63" calcext:value-type="float">
            <text:p>216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93" calcext:value-type="float">
            <text:p>159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1757" calcext:value-type="float">
            <text:p>175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89" calcext:value-type="float">
            <text:p>228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96" calcext:value-type="float">
            <text:p>179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2065" calcext:value-type="float">
            <text:p>206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41" calcext:value-type="float">
            <text:p>254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2366" calcext:value-type="float">
            <text:p>236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41" calcext:value-type="float">
            <text:p>284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42" calcext:value-type="float">
            <text:p>214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3960" calcext:value-type="float">
            <text:p>396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29" calcext:value-type="float">
            <text:p>40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31" calcext:value-type="float">
            <text:p>323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1779" calcext:value-type="float">
            <text:p>17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05" calcext:value-type="float">
            <text:p>210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50" calcext:value-type="float">
            <text:p>145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2949" calcext:value-type="float">
            <text:p>294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55" calcext:value-type="float">
            <text:p>325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665" calcext:value-type="float">
            <text:p>266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3468" calcext:value-type="float">
            <text:p>346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059" calcext:value-type="float">
            <text:p>40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785" calcext:value-type="float">
            <text:p>378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4391" calcext:value-type="float">
            <text:p>43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963" calcext:value-type="float">
            <text:p>496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5206" calcext:value-type="float">
            <text:p>520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2515" calcext:value-type="float">
            <text:p>251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45" calcext:value-type="float">
            <text:p>294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90" calcext:value-type="float">
            <text:p>249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2567" calcext:value-type="float">
            <text:p>256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08" calcext:value-type="float">
            <text:p>300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22" calcext:value-type="float">
            <text:p>252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2683" calcext:value-type="float">
            <text:p>26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160" calcext:value-type="float">
            <text:p>316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94" calcext:value-type="float">
            <text:p>259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1804" calcext:value-type="float">
            <text:p>18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39" calcext:value-type="float">
            <text:p>233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52" calcext:value-type="float">
            <text:p>185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1847" calcext:value-type="float">
            <text:p>1847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1658" calcext:value-type="float">
            <text:p>1658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2388" calcext:value-type="float">
            <text:p>2388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1928" calcext:value-type="float">
            <text:p>1928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1962" calcext:value-type="float">
            <text:p>196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82" calcext:value-type="float">
            <text:p>17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78" calcext:value-type="float">
            <text:p>2478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1995" calcext:value-type="float">
            <text:p>1995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044" calcext:value-type="float">
            <text:p>2044</text:p>
          </table:table-cell>
          <table:table-cell table:style-name="ce15" office:value-type="percentage" office:value="0.9333" calcext:value-type="percentage">
            <text:p>93%</text:p>
          </table:table-cell>
          <table:table-cell office:value-type="float" office:value="1876" calcext:value-type="float">
            <text:p>1876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2552" calcext:value-type="float">
            <text:p>255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42" calcext:value-type="float">
            <text:p>204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1954" calcext:value-type="float">
            <text:p>195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444" calcext:value-type="float">
            <text:p>244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40" calcext:value-type="float">
            <text:p>194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388" calcext:value-type="float">
            <text:p>23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881" calcext:value-type="float">
            <text:p>288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355" calcext:value-type="float">
            <text:p>235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300" calcext:value-type="float">
            <text:p>33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88" calcext:value-type="float">
            <text:p>21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694" calcext:value-type="float">
            <text:p>369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208" calcext:value-type="float">
            <text:p>320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1654" calcext:value-type="float">
            <text:p>165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89" calcext:value-type="float">
            <text:p>218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49" calcext:value-type="float">
            <text:p>184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2374" calcext:value-type="float">
            <text:p>237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82" calcext:value-type="float">
            <text:p>22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31" calcext:value-type="float">
            <text:p>173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table:style-name="ce13"/>
          <table:table-cell table:style-name="ce13" table:formula="of:=SUM([.B2:.B36])" office:value-type="float" office:value="77692" calcext:value-type="float">
            <text:p>77692</text:p>
          </table:table-cell>
          <table:table-cell table:style-name="ce16" table:formula="of:=AVERAGE([.C2:.C36])" office:value-type="percentage" office:value="0.997142857142857" calcext:value-type="percentage">
            <text:p>100%</text:p>
          </table:table-cell>
          <table:table-cell table:style-name="ce13" table:formula="of:=SUM([.D2:.D36])" office:value-type="float" office:value="69243" calcext:value-type="float">
            <text:p>69243</text:p>
          </table:table-cell>
          <table:table-cell table:style-name="ce16" table:formula="of:=AVERAGE([.E2:.E36])" office:value-type="percentage" office:value="0.998097142857143" calcext:value-type="percentage">
            <text:p>100%</text:p>
          </table:table-cell>
          <table:table-cell table:style-name="ce13" table:formula="of:=SUM([.F2:.F36])" office:value-type="float" office:value="93912" calcext:value-type="float">
            <text:p>93912</text:p>
          </table:table-cell>
          <table:table-cell table:style-name="ce16" table:formula="of:=AVERAGE([.G2:.G36])" office:value-type="percentage" office:value="0.998097142857143" calcext:value-type="percentage">
            <text:p>100%</text:p>
          </table:table-cell>
          <table:table-cell table:style-name="ce13" table:formula="of:=SUM([.H2:.H36])" office:value-type="float" office:value="77007" calcext:value-type="float">
            <text:p>77007</text:p>
          </table:table-cell>
          <table:table-cell table:style-name="ce16" table:formula="of:=AVERAGE([.I2:.I36])" office:value-type="percentage" office:value="0.998097142857143" calcext:value-type="percentage">
            <text:p>100%</text:p>
          </table:table-cell>
        </table:table-row>
        <table:table-row table:style-name="ro1" table:number-rows-repeated="104853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lrate" table:style-name="ta1">
        <table:table-column table:style-name="co1" table:default-cell-style-name="ce12"/>
        <table:table-column table:style-name="co4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column table:style-name="co4" table:default-cell-style-name="ce12"/>
        <table:table-column table:style-name="co3" table:default-cell-style-name="ce14"/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Ofa(500,0.05,bfgs,kmean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500,0.025,bfgs,kmeans)</text:p>
          </table:table-cell>
          <table:table-cell office:value-type="string" calcext:value-type="string">
            <text:p>RATE 100%</text:p>
          </table:table-cell>
          <table:table-cell office:value-type="string" calcext:value-type="string">
            <text:p>Ofa(100.05,bfgs,kmeans)</text:p>
          </table:table-cell>
          <table:table-cell office:value-type="string" calcext:value-type="string">
            <text:p>RATE 1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F1 </text:p>
          </table:table-cell>
          <table:table-cell office:value-type="float" office:value="1856" calcext:value-type="float">
            <text:p>185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38" calcext:value-type="float">
            <text:p>153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56" calcext:value-type="float">
            <text:p>1856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738" calcext:value-type="float">
            <text:p>173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74" calcext:value-type="float">
            <text:p>147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38" calcext:value-type="float">
            <text:p>173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BRANIN </text:p>
          </table:table-cell>
          <table:table-cell office:value-type="float" office:value="1479" calcext:value-type="float">
            <text:p>147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42" calcext:value-type="float">
            <text:p>13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79" calcext:value-type="float">
            <text:p>147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AMEL </text:p>
          </table:table-cell>
          <table:table-cell office:value-type="float" office:value="1540" calcext:value-type="float">
            <text:p>154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90" calcext:value-type="float">
            <text:p>139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40" calcext:value-type="float">
            <text:p>154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ASOM </text:p>
          </table:table-cell>
          <table:table-cell office:value-type="float" office:value="1304" calcext:value-type="float">
            <text:p>13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239" calcext:value-type="float">
            <text:p>123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04" calcext:value-type="float">
            <text:p>130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4 </text:p>
          </table:table-cell>
          <table:table-cell office:value-type="float" office:value="1651" calcext:value-type="float">
            <text:p>16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25" calcext:value-type="float">
            <text:p>142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51" calcext:value-type="float">
            <text:p>16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8 </text:p>
          </table:table-cell>
          <table:table-cell office:value-type="float" office:value="1891" calcext:value-type="float">
            <text:p>189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70" calcext:value-type="float">
            <text:p>157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91" calcext:value-type="float">
            <text:p>189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16 </text:p>
          </table:table-cell>
          <table:table-cell office:value-type="float" office:value="2145" calcext:value-type="float">
            <text:p>214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28" calcext:value-type="float">
            <text:p>17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45" calcext:value-type="float">
            <text:p>214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EXP32 </text:p>
          </table:table-cell>
          <table:table-cell office:value-type="float" office:value="2165" calcext:value-type="float">
            <text:p>216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74" calcext:value-type="float">
            <text:p>177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65" calcext:value-type="float">
            <text:p>216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404" calcext:value-type="float">
            <text:p>14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281" calcext:value-type="float">
            <text:p>128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1325" calcext:value-type="float">
            <text:p>132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235" calcext:value-type="float">
            <text:p>123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25" calcext:value-type="float">
            <text:p>132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OLDSTEIN </text:p>
          </table:table-cell>
          <table:table-cell office:value-type="float" office:value="1751" calcext:value-type="float">
            <text:p>17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76" calcext:value-type="float">
            <text:p>14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51" calcext:value-type="float">
            <text:p>17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2 </text:p>
          </table:table-cell>
          <table:table-cell office:value-type="float" office:value="1602" calcext:value-type="float">
            <text:p>16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04" calcext:value-type="float">
            <text:p>140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2" calcext:value-type="float">
            <text:p>160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RIEWANK10 </text:p>
          </table:table-cell>
          <table:table-cell office:value-type="float" office:value="3092" calcext:value-type="float">
            <text:p>309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33" calcext:value-type="float">
            <text:p>223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092" calcext:value-type="float">
            <text:p>309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NSEN </text:p>
          </table:table-cell>
          <table:table-cell office:value-type="float" office:value="1559" calcext:value-type="float">
            <text:p>15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76" calcext:value-type="float">
            <text:p>1376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3 </text:p>
          </table:table-cell>
          <table:table-cell office:value-type="float" office:value="1664" calcext:value-type="float">
            <text:p>16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15" calcext:value-type="float">
            <text:p>141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HARTMAN6 </text:p>
          </table:table-cell>
          <table:table-cell office:value-type="float" office:value="1873" calcext:value-type="float">
            <text:p>187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94" calcext:value-type="float">
            <text:p>149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73" calcext:value-type="float">
            <text:p>187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3 </text:p>
          </table:table-cell>
          <table:table-cell office:value-type="float" office:value="2093" calcext:value-type="float">
            <text:p>209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55" calcext:value-type="float">
            <text:p>165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93" calcext:value-type="float">
            <text:p>2093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POTENTIAL5 </text:p>
          </table:table-cell>
          <table:table-cell office:value-type="float" office:value="3397" calcext:value-type="float">
            <text:p>339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503" calcext:value-type="float">
            <text:p>250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3397" calcext:value-type="float">
            <text:p>3397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ASTRIGIN </text:p>
          </table:table-cell>
          <table:table-cell office:value-type="float" office:value="1528" calcext:value-type="float">
            <text:p>152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394" calcext:value-type="float">
            <text:p>139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28" calcext:value-type="float">
            <text:p>152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4 </text:p>
          </table:table-cell>
          <table:table-cell office:value-type="float" office:value="2134" calcext:value-type="float">
            <text:p>213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20" calcext:value-type="float">
            <text:p>17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34" calcext:value-type="float">
            <text:p>2134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8 </text:p>
          </table:table-cell>
          <table:table-cell office:value-type="float" office:value="2985" calcext:value-type="float">
            <text:p>2985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20" calcext:value-type="float">
            <text:p>22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985" calcext:value-type="float">
            <text:p>2985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ROSENBROCK16 </text:p>
          </table:table-cell>
          <table:table-cell office:value-type="float" office:value="4151" calcext:value-type="float">
            <text:p>415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783" calcext:value-type="float">
            <text:p>278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4151" calcext:value-type="float">
            <text:p>415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5 </text:p>
          </table:table-cell>
          <table:table-cell office:value-type="float" office:value="2021" calcext:value-type="float">
            <text:p>202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3" calcext:value-type="float">
            <text:p>160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1" calcext:value-type="float">
            <text:p>2021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7 </text:p>
          </table:table-cell>
          <table:table-cell office:value-type="float" office:value="2029" calcext:value-type="float">
            <text:p>202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23" calcext:value-type="float">
            <text:p>1623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029" calcext:value-type="float">
            <text:p>2029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HEKEL10 </text:p>
          </table:table-cell>
          <table:table-cell office:value-type="float" office:value="2120" calcext:value-type="float">
            <text:p>21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64" calcext:value-type="float">
            <text:p>1664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20" calcext:value-type="float">
            <text:p>212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4 </text:p>
          </table:table-cell>
          <table:table-cell office:value-type="float" office:value="1608" calcext:value-type="float">
            <text:p>160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01" calcext:value-type="float">
            <text:p>140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608" calcext:value-type="float">
            <text:p>160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5 </text:p>
          </table:table-cell>
          <table:table-cell office:value-type="float" office:value="1658" calcext:value-type="float">
            <text:p>1658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1416" calcext:value-type="float">
            <text:p>1416</text:p>
          </table:table-cell>
          <table:table-cell table:style-name="ce15" office:value-type="percentage" office:value="0.8333" calcext:value-type="percentage">
            <text:p>83%</text:p>
          </table:table-cell>
          <table:table-cell office:value-type="float" office:value="1658" calcext:value-type="float">
            <text:p>1658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TEST2N6 </text:p>
          </table:table-cell>
          <table:table-cell office:value-type="float" office:value="1782" calcext:value-type="float">
            <text:p>178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71" calcext:value-type="float">
            <text:p>1471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82" calcext:value-type="float">
            <text:p>178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876" calcext:value-type="float">
            <text:p>1876</text:p>
          </table:table-cell>
          <table:table-cell table:style-name="ce15" office:value-type="percentage" office:value="0.9667" calcext:value-type="percentage">
            <text:p>97%</text:p>
          </table:table-cell>
          <table:table-cell office:value-type="float" office:value="1546" calcext:value-type="float">
            <text:p>1546</text:p>
          </table:table-cell>
          <table:table-cell table:style-name="ce15" office:value-type="percentage" office:value="0.6" calcext:value-type="percentage">
            <text:p>60%</text:p>
          </table:table-cell>
          <table:table-cell office:value-type="float" office:value="1876" calcext:value-type="float">
            <text:p>1876</text:p>
          </table:table-cell>
          <table:table-cell table:style-name="ce15" office:value-type="percentage" office:value="0.9667" calcext:value-type="percentage">
            <text:p>97%</text:p>
          </table:table-cell>
        </table:table-row>
        <table:table-row table:style-name="ro1">
          <table:table-cell office:value-type="string" calcext:value-type="string">
            <text:p>SINU4 </text:p>
          </table:table-cell>
          <table:table-cell office:value-type="float" office:value="1700" calcext:value-type="float">
            <text:p>170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442" calcext:value-type="float">
            <text:p>144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00" calcext:value-type="float">
            <text:p>170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202" calcext:value-type="float">
            <text:p>220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737" calcext:value-type="float">
            <text:p>1737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202" calcext:value-type="float">
            <text:p>220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188" calcext:value-type="float">
            <text:p>21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2186" calcext:value-type="float">
            <text:p>2186</text:p>
          </table:table-cell>
          <table:table-cell table:style-name="ce15" office:value-type="percentage" office:value="0.5333" calcext:value-type="percentage">
            <text:p>53%</text:p>
          </table:table-cell>
          <table:table-cell office:value-type="float" office:value="2188" calcext:value-type="float">
            <text:p>2188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3 </text:p>
          </table:table-cell>
          <table:table-cell office:value-type="float" office:value="1912" calcext:value-type="float">
            <text:p>1912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559" calcext:value-type="float">
            <text:p>1559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912" calcext:value-type="float">
            <text:p>1912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30N4 </text:p>
          </table:table-cell>
          <table:table-cell office:value-type="float" office:value="1820" calcext:value-type="float">
            <text:p>1820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88" calcext:value-type="float">
            <text:p>1888</text:p>
          </table:table-cell>
          <table:table-cell table:style-name="ce15" office:value-type="percentage" office:value="1" calcext:value-type="percentage">
            <text:p>100%</text:p>
          </table:table-cell>
          <table:table-cell office:value-type="float" office:value="1820" calcext:value-type="float">
            <text:p>1820</text:p>
          </table:table-cell>
          <table:table-cell table:style-name="ce15" office:value-type="percentage" office:value="1" calcext:value-type="percentage">
            <text:p>100%</text:p>
          </table:table-cell>
        </table:table-row>
        <table:table-row table:style-name="ro1">
          <table:table-cell table:style-name="ce13"/>
          <table:table-cell table:style-name="ce13" table:formula="of:=SUM([.B3:.B37])" office:value-type="float" office:value="69243" calcext:value-type="float">
            <text:p>69243</text:p>
          </table:table-cell>
          <table:table-cell table:style-name="ce16" table:formula="of:=AVERAGE([.C3:.C37])" office:value-type="percentage" office:value="0.998097142857143" calcext:value-type="percentage">
            <text:p>100%</text:p>
          </table:table-cell>
          <table:table-cell table:style-name="ce13" table:formula="of:=SUM([.D3:.D37])" office:value-type="float" office:value="57205" calcext:value-type="float">
            <text:p>57205</text:p>
          </table:table-cell>
          <table:table-cell table:style-name="ce16" table:formula="of:=AVERAGE([.E3:.E37])" office:value-type="percentage" office:value="0.970474285714286" calcext:value-type="percentage">
            <text:p>97%</text:p>
          </table:table-cell>
          <table:table-cell table:style-name="ce13" table:formula="of:=SUM([.F3:.F37])" office:value-type="float" office:value="69243" calcext:value-type="float">
            <text:p>69243</text:p>
          </table:table-cell>
          <table:table-cell table:style-name="ce16" table:formula="of:=AVERAGE([.G3:.G37])" office:value-type="percentage" office:value="0.998097142857143" calcext:value-type="percentage">
            <text:p>100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L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OF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354" calcext:value-type="float">
            <text:p>5354</text:p>
          </table:table-cell>
          <table:table-cell office:value-type="float" office:value="1287" calcext:value-type="float">
            <text:p>12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751" calcext:value-type="float">
            <text:p>7751</text:p>
          </table:table-cell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1120" calcext:value-type="float">
            <text:p>11120</text:p>
          </table:table-cell>
          <table:table-cell office:value-type="float" office:value="1913" calcext:value-type="float">
            <text:p>191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4981" calcext:value-type="float">
            <text:p>14981</text:p>
          </table:table-cell>
          <table:table-cell office:value-type="float" office:value="2125" calcext:value-type="float">
            <text:p>21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9398" calcext:value-type="float">
            <text:p>19398</text:p>
          </table:table-cell>
          <table:table-cell office:value-type="float" office:value="2289" calcext:value-type="float">
            <text:p>228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4186" calcext:value-type="float">
            <text:p>24186</text:p>
          </table:table-cell>
          <table:table-cell office:value-type="float" office:value="2395" calcext:value-type="float">
            <text:p>239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7843" calcext:value-type="float">
            <text:p>27843</text:p>
          </table:table-cell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2662" calcext:value-type="float">
            <text:p>32662</text:p>
          </table:table-cell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6072" calcext:value-type="float">
            <text:p>36072</text:p>
          </table:table-cell>
          <table:table-cell office:value-type="float" office:value="2743" calcext:value-type="float">
            <text:p>274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653" calcext:value-type="float">
            <text:p>38653</text:p>
          </table:table-cell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 table:number-rows-repeated="104852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35.688990717</meta:creation-date>
    <dc:date>2024-06-21T10:55:25.725227773</dc:date>
    <meta:editing-duration>PT4H54M26S</meta:editing-duration>
    <meta:editing-cycles>31</meta:editing-cycles>
    <meta:generator>LibreOffice/7.4.7.2$Linux_X86_64 LibreOffice_project/40$Build-2</meta:generator>
    <meta:document-statistic meta:table-count="3" meta:cell-count="957" meta:object-count="0"/>
  </office:meta>
</office:document-meta>
</file>